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16,867,325,126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4,929,488,770.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4,023,890,620.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4,383,107,714.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8,203,968,001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7,595,745,653.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7,170,465,294.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8,210,308,748.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4,372,591,916.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12,113,699,660.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5,571,349,775.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12,455,410,055.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0,327,598,800.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9,582,783,318.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7,770,219,479.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6,511,903,657.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5,335,451,307.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5,023,265,365.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5,080,483,464.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4,662,992,036.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4,483,417,119.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5,326,816,859.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5,694,040,336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3:25:57.214587265</dc:date>
    <meta:editing-duration>PT2H18M10S</meta:editing-duration>
    <meta:editing-cycles>61</meta:editing-cycles>
    <meta:generator>LibreOffice/7.2.6.2$Linux_X86_64 LibreOffice_project/20$Build-2</meta:generator>
    <meta:document-statistic meta:table-count="1" meta:cell-count="48" meta:object-count="0"/>
  </office:meta>
</office:document-meta>
</file>